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191cm" table:align="margins"/>
    </style:style>
    <style:style style:name="Table1.A" style:family="table-column">
      <style:table-column-properties style:column-width="5.731cm" style:rel-column-width="21845*"/>
    </style:style>
    <style:style style:name="Table1.B" style:family="table-column">
      <style:table-column-properties style:column-width="11.46cm" style:rel-column-width="43690*"/>
    </style:style>
    <style:style style:name="Table1.A1" style:family="table-cell">
      <style:table-cell-properties style:writing-mode="page"/>
    </style:style>
    <style:style style:name="Table1.7" style:family="table-row">
      <style:table-row-properties style:min-row-height="0.572cm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0ecdc1" officeooo:paragraph-rsid="000ecdc1"/>
    </style:style>
    <style:style style:name="P3" style:family="paragraph" style:parent-style-name="Standard">
      <style:text-properties officeooo:rsid="00214e17" officeooo:paragraph-rsid="00214e17"/>
    </style:style>
    <style:style style:name="P4" style:family="paragraph" style:parent-style-name="Standard">
      <style:text-properties officeooo:rsid="00214e17" officeooo:paragraph-rsid="00540dde"/>
    </style:style>
    <style:style style:name="P5" style:family="paragraph" style:parent-style-name="Standard">
      <style:text-properties officeooo:rsid="004fd754" officeooo:paragraph-rsid="004fd754"/>
    </style:style>
    <style:style style:name="P6" style:family="paragraph" style:parent-style-name="Standard">
      <style:text-properties officeooo:rsid="004fd754" officeooo:paragraph-rsid="00867c6d"/>
    </style:style>
    <style:style style:name="P7" style:family="paragraph" style:parent-style-name="Standard">
      <style:text-properties officeooo:rsid="004ed542" officeooo:paragraph-rsid="0067a1da"/>
    </style:style>
    <style:style style:name="P8" style:family="paragraph" style:parent-style-name="Standard">
      <style:text-properties fo:font-size="16pt" fo:font-weight="bold" officeooo:rsid="00765ba5" officeooo:paragraph-rsid="00765ba5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7021b9" officeooo:paragraph-rsid="007ae1e8"/>
    </style:style>
    <style:style style:name="P10" style:family="paragraph" style:parent-style-name="Standard">
      <style:text-properties officeooo:rsid="007021b9" officeooo:paragraph-rsid="007e376f"/>
    </style:style>
    <style:style style:name="P11" style:family="paragraph" style:parent-style-name="Standard">
      <style:text-properties officeooo:paragraph-rsid="007ae1e8"/>
    </style:style>
    <style:style style:name="P12" style:family="paragraph" style:parent-style-name="Standard">
      <style:text-properties officeooo:rsid="007e376f" officeooo:paragraph-rsid="007e376f"/>
    </style:style>
    <style:style style:name="P13" style:family="paragraph" style:parent-style-name="Standard">
      <style:text-properties officeooo:rsid="007e376f" officeooo:paragraph-rsid="007ae1e8"/>
    </style:style>
    <style:style style:name="P14" style:family="paragraph" style:parent-style-name="Standard">
      <style:text-properties officeooo:rsid="007e376f" officeooo:paragraph-rsid="008b2ab5"/>
    </style:style>
    <style:style style:name="P15" style:family="paragraph" style:parent-style-name="Standard">
      <style:text-properties officeooo:rsid="007e376f" officeooo:paragraph-rsid="009a04d3"/>
    </style:style>
    <style:style style:name="P16" style:family="paragraph" style:parent-style-name="Standard">
      <style:text-properties officeooo:rsid="007e376f" officeooo:paragraph-rsid="00a03b1a"/>
    </style:style>
    <style:style style:name="P17" style:family="paragraph" style:parent-style-name="Standard">
      <style:text-properties officeooo:paragraph-rsid="00883fac"/>
    </style:style>
    <style:style style:name="P18" style:family="paragraph" style:parent-style-name="Standard">
      <style:text-properties officeooo:paragraph-rsid="007e376f"/>
    </style:style>
    <style:style style:name="P19" style:family="paragraph" style:parent-style-name="Standard">
      <style:text-properties officeooo:rsid="008c7151" officeooo:paragraph-rsid="008c7151"/>
    </style:style>
    <style:style style:name="P20" style:family="paragraph" style:parent-style-name="Standard">
      <style:text-properties officeooo:rsid="009bf616" officeooo:paragraph-rsid="009bf616"/>
    </style:style>
    <style:style style:name="P21" style:family="paragraph" style:parent-style-name="Standard">
      <style:text-properties officeooo:rsid="009dc114" officeooo:paragraph-rsid="009dc114"/>
    </style:style>
    <style:style style:name="P22" style:family="paragraph" style:parent-style-name="Standard">
      <style:text-properties officeooo:paragraph-rsid="00a03b1a"/>
    </style:style>
    <style:style style:name="P23" style:family="paragraph" style:parent-style-name="Standard">
      <style:text-properties officeooo:rsid="00a03b1a" officeooo:paragraph-rsid="00a03b1a"/>
    </style:style>
    <style:style style:name="P24" style:family="paragraph" style:parent-style-name="Standard">
      <style:text-properties officeooo:rsid="00a03b1a" officeooo:paragraph-rsid="00a4f663"/>
    </style:style>
    <style:style style:name="P25" style:family="paragraph" style:parent-style-name="Table_20_Contents">
      <style:text-properties fo:font-weight="bold" officeooo:rsid="005651e1" officeooo:paragraph-rsid="005651e1" fo:background-color="#d3d3d3" style:font-weight-asian="bold" style:font-weight-complex="bold"/>
    </style:style>
    <style:style style:name="P26" style:family="paragraph" style:parent-style-name="Table_20_Contents">
      <style:text-properties fo:font-weight="bold" officeooo:rsid="00765ba5" officeooo:paragraph-rsid="00765ba5" style:font-weight-asian="bold" style:font-weight-complex="bold"/>
    </style:style>
    <style:style style:name="P27" style:family="paragraph" style:parent-style-name="Table_20_Contents">
      <style:text-properties officeooo:rsid="00765ba5" officeooo:paragraph-rsid="00765ba5"/>
    </style:style>
    <style:style style:name="P28" style:family="paragraph" style:parent-style-name="Contents_20_5">
      <style:paragraph-properties>
        <style:tab-stops>
          <style:tab-stop style:position="15.194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break-before="page"/>
      <style:text-properties officeooo:rsid="00214e17" officeooo:paragraph-rsid="00540dde"/>
    </style:style>
    <style:style style:name="P30" style:family="paragraph" style:parent-style-name="Standard">
      <style:paragraph-properties fo:break-before="page"/>
      <style:text-properties officeooo:rsid="004fd754" officeooo:paragraph-rsid="00867c6d"/>
    </style:style>
    <style:style style:name="P31" style:family="paragraph" style:parent-style-name="Standard">
      <style:paragraph-properties fo:break-before="page"/>
      <style:text-properties officeooo:rsid="007021b9" officeooo:paragraph-rsid="007ae1e8"/>
    </style:style>
    <style:style style:name="P32" style:family="paragraph" style:parent-style-name="Standard">
      <style:paragraph-properties fo:break-before="page"/>
      <style:text-properties officeooo:rsid="007021b9" officeooo:paragraph-rsid="007e376f"/>
    </style:style>
    <style:style style:name="P33" style:family="paragraph" style:parent-style-name="Standard">
      <style:paragraph-properties fo:break-before="page"/>
      <style:text-properties officeooo:rsid="007e376f" officeooo:paragraph-rsid="00a03b1a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officeooo:rsid="007e376f" officeooo:paragraph-rsid="008b2ab5"/>
    </style:style>
    <style:style style:name="P35" style:family="paragraph" style:parent-style-name="Heading_20_5">
      <style:text-properties officeooo:paragraph-rsid="0021a483"/>
    </style:style>
    <style:style style:name="P36" style:family="paragraph" style:parent-style-name="Heading_20_5">
      <style:text-properties style:font-name="Liberation Sans" fo:font-size="11.8999996185303pt" fo:font-weight="bold" officeooo:rsid="0079fdb8" officeooo:paragraph-rsid="00867c6d" style:font-name-asian="DejaVu Sans" style:font-size-asian="11.8999996185303pt" style:font-weight-asian="bold" style:font-name-complex="Lohit Hindi" style:font-size-complex="11.8999996185303pt" style:font-weight-complex="bold"/>
    </style:style>
    <style:style style:name="P37" style:family="paragraph" style:parent-style-name="Heading_20_5">
      <style:text-properties style:font-name="Liberation Sans" fo:font-size="11.8999996185303pt" fo:font-weight="bold" officeooo:rsid="007ae1e8" officeooo:paragraph-rsid="007ae1e8" style:font-name-asian="DejaVu Sans" style:font-size-asian="11.8999996185303pt" style:font-weight-asian="bold" style:font-name-complex="Lohit Hindi" style:font-size-complex="11.8999996185303pt" style:font-weight-complex="bold"/>
    </style:style>
    <style:style style:name="P38" style:family="paragraph" style:parent-style-name="Heading_20_5">
      <style:text-properties style:font-name="Liberation Sans" fo:font-size="11.8999996185303pt" fo:font-weight="bold" officeooo:rsid="00a03b1a" officeooo:paragraph-rsid="00a03b1a" style:font-name-asian="DejaVu Sans" style:font-size-asian="11.8999996185303pt" style:font-weight-asian="bold" style:font-name-complex="Lohit Hindi" style:font-size-complex="11.8999996185303pt" style:font-weight-complex="bold"/>
    </style:style>
    <style:style style:name="P39" style:family="paragraph" style:parent-style-name="Heading_20_5">
      <style:text-properties officeooo:paragraph-rsid="00883fac"/>
    </style:style>
    <style:style style:name="P40" style:family="paragraph" style:parent-style-name="Heading_20_5">
      <style:text-properties officeooo:paragraph-rsid="006dff48"/>
    </style:style>
    <style:style style:name="P41" style:family="paragraph" style:parent-style-name="Heading_20_5">
      <style:text-properties officeooo:rsid="007e376f" officeooo:paragraph-rsid="00a03b1a"/>
    </style:style>
    <style:style style:name="P42" style:family="paragraph" style:parent-style-name="Standard" style:list-style-name="L1">
      <loext:graphic-properties draw:fill="none"/>
      <style:paragraph-properties fo:background-color="transparent"/>
      <style:text-properties fo:font-weight="normal" officeooo:paragraph-rsid="00a4f663" style:font-weight-asian="normal" style:font-weight-complex="normal"/>
    </style:style>
    <style:style style:name="P43" style:family="paragraph" style:parent-style-name="Standard" style:list-style-name="L1">
      <loext:graphic-properties draw:fill="none"/>
      <style:paragraph-properties fo:background-color="transparent"/>
      <style:text-properties fo:font-weight="normal" officeooo:rsid="004fd754" officeooo:paragraph-rsid="00a4f663" style:font-weight-asian="normal" style:font-weight-complex="normal"/>
    </style:style>
    <style:style style:name="P44" style:family="paragraph" style:parent-style-name="Standard" style:list-style-name="L1">
      <style:text-properties officeooo:rsid="004fd754" officeooo:paragraph-rsid="00a4f663"/>
    </style:style>
    <style:style style:name="P45" style:family="paragraph" style:parent-style-name="Standard">
      <style:text-properties style:font-name="Liberation Sans" fo:font-size="11.8999996185303pt" fo:font-weight="bold" officeooo:rsid="00867c6d" officeooo:paragraph-rsid="004fd754" style:font-name-asian="DejaVu Sans" style:font-size-asian="11.8999996185303pt" style:font-weight-asian="bold" style:font-name-complex="Lohit Hindi" style:font-size-complex="11.8999996185303pt" style:font-weight-complex="bold"/>
    </style:style>
    <style:style style:name="P46" style:family="paragraph" style:parent-style-name="Standard">
      <style:text-properties style:font-name="Liberation Sans" fo:font-size="11.8999996185303pt" fo:font-weight="bold" officeooo:rsid="004ed542" officeooo:paragraph-rsid="00867c6d" style:font-name-asian="DejaVu Sans" style:font-size-asian="11.8999996185303pt" style:font-weight-asian="bold" style:font-name-complex="Lohit Hindi" style:font-size-complex="11.8999996185303pt" style:font-weight-complex="bold"/>
    </style:style>
    <style:style style:name="P47" style:family="paragraph" style:parent-style-name="Standard" style:list-style-name="L2">
      <loext:graphic-properties draw:fill="none"/>
      <style:paragraph-properties fo:background-color="transparent"/>
      <style:text-properties officeooo:paragraph-rsid="00867c6d"/>
    </style:style>
    <style:style style:name="P48" style:family="paragraph" style:parent-style-name="Standard" style:list-style-name="L3">
      <style:text-properties officeooo:paragraph-rsid="00883fac"/>
    </style:style>
    <style:style style:name="P49" style:family="paragraph" style:parent-style-name="Standard" style:list-style-name="L3">
      <style:text-properties officeooo:rsid="00868153" officeooo:paragraph-rsid="00883fac"/>
    </style:style>
    <style:style style:name="P50" style:family="paragraph" style:parent-style-name="Standard" style:list-style-name="L4">
      <style:text-properties officeooo:paragraph-rsid="00893d8f"/>
    </style:style>
    <style:style style:name="P51" style:family="paragraph" style:parent-style-name="Standard" style:list-style-name="L4">
      <style:text-properties officeooo:rsid="007e376f" officeooo:paragraph-rsid="008032ef"/>
    </style:style>
    <style:style style:name="P52" style:family="paragraph" style:parent-style-name="Standard" style:list-style-name="L4">
      <style:text-properties officeooo:rsid="007e376f" officeooo:paragraph-rsid="007e376f"/>
    </style:style>
    <style:style style:name="P53" style:family="paragraph" style:parent-style-name="Standard" style:list-style-name="L5">
      <style:text-properties officeooo:rsid="007e376f" officeooo:paragraph-rsid="007e376f"/>
    </style:style>
    <style:style style:name="P54" style:family="paragraph" style:parent-style-name="Standard" style:list-style-name="L6">
      <style:text-properties officeooo:rsid="007e376f" officeooo:paragraph-rsid="00830163"/>
    </style:style>
    <style:style style:name="P55" style:family="paragraph" style:parent-style-name="Standard" style:list-style-name="L7">
      <style:text-properties officeooo:rsid="007e376f" officeooo:paragraph-rsid="008b2ab5"/>
    </style:style>
    <style:style style:name="P56" style:family="paragraph" style:parent-style-name="Standard" style:list-style-name="L8">
      <style:text-properties officeooo:rsid="007e376f" officeooo:paragraph-rsid="007e376f"/>
    </style:style>
    <style:style style:name="P57" style:family="paragraph" style:parent-style-name="Standard" style:list-style-name="L9">
      <style:text-properties officeooo:rsid="007e376f" officeooo:paragraph-rsid="007e376f"/>
    </style:style>
    <style:style style:name="P58" style:family="paragraph" style:parent-style-name="Standard" style:list-style-name="L10">
      <style:text-properties officeooo:rsid="007e376f" officeooo:paragraph-rsid="007e376f"/>
    </style:style>
    <style:style style:name="P59" style:family="paragraph" style:parent-style-name="Standard" style:list-style-name="L11">
      <style:text-properties officeooo:rsid="007e376f" officeooo:paragraph-rsid="007e376f"/>
    </style:style>
    <style:style style:name="P60" style:family="paragraph" style:parent-style-name="Standard">
      <style:text-properties officeooo:rsid="009bf616" officeooo:paragraph-rsid="009bf616"/>
    </style:style>
    <style:style style:name="P61" style:family="paragraph" style:parent-style-name="Standard" style:list-style-name="L12">
      <style:text-properties officeooo:rsid="00a03b1a" officeooo:paragraph-rsid="00a03b1a"/>
    </style:style>
    <style:style style:name="P62" style:family="paragraph" style:parent-style-name="Standard" style:list-style-name="L13">
      <style:text-properties officeooo:rsid="00a03b1a" officeooo:paragraph-rsid="00a03b1a"/>
    </style:style>
    <style:style style:name="P63" style:family="paragraph" style:parent-style-name="Standard" style:list-style-name="L13">
      <style:text-properties fo:font-weight="bold" officeooo:rsid="00a03b1a" officeooo:paragraph-rsid="00a03b1a" style:font-weight-asian="bold" style:font-weight-complex="bold"/>
    </style:style>
    <style:style style:name="P64" style:family="paragraph" style:parent-style-name="Standard">
      <style:text-properties officeooo:rsid="004ed542" officeooo:paragraph-rsid="00867c6d"/>
    </style:style>
    <style:style style:name="P65" style:family="paragraph" style:parent-style-name="Standard">
      <style:text-properties officeooo:rsid="004ed542" officeooo:paragraph-rsid="00a533d4"/>
    </style:style>
    <style:style style:name="P66" style:family="paragraph" style:parent-style-name="Standard">
      <style:text-properties officeooo:rsid="004ed542" officeooo:paragraph-rsid="00883fac"/>
    </style:style>
    <style:style style:name="P67" style:family="paragraph" style:parent-style-name="Standard">
      <style:text-properties officeooo:rsid="007021b9" officeooo:paragraph-rsid="006e0aa4"/>
    </style:style>
    <style:style style:name="P68" style:family="paragraph" style:parent-style-name="Standard" style:list-style-name="L2" style:master-page-name="">
      <loext:graphic-properties draw:fill="none"/>
      <style:paragraph-properties style:page-number="auto" fo:background-color="transparent"/>
      <style:text-properties officeooo:paragraph-rsid="00867c6d"/>
    </style:style>
    <style:style style:name="T1" style:family="text">
      <style:text-properties officeooo:rsid="00273521"/>
    </style:style>
    <style:style style:name="T2" style:family="text">
      <style:text-properties officeooo:rsid="00a528b1"/>
    </style:style>
    <style:style style:name="T3" style:family="text">
      <style:text-properties style:font-name="Liberation Sans" fo:font-size="11.8999996185303pt" fo:font-weight="bold" officeooo:rsid="004ed542" style:font-name-asian="DejaVu Sans" style:font-size-asian="11.8999996185303pt" style:font-weight-asian="bold" style:font-name-complex="Lohit Hindi" style:font-size-complex="11.8999996185303pt" style:font-weight-complex="bold"/>
    </style:style>
    <style:style style:name="T4" style:family="text">
      <style:text-properties style:font-name="Liberation Sans" fo:font-size="11.8999996185303pt" fo:font-weight="bold" officeooo:rsid="004fd754" style:font-name-asian="DejaVu Sans" style:font-size-asian="11.8999996185303pt" style:font-weight-asian="bold" style:font-name-complex="Lohit Hindi" style:font-size-complex="11.8999996185303pt" style:font-weight-complex="bold"/>
    </style:style>
    <style:style style:name="T5" style:family="text">
      <style:text-properties style:font-name="Liberation Sans" fo:font-size="11.8999996185303pt" fo:font-weight="bold" officeooo:rsid="00765ba5" style:font-name-asian="DejaVu Sans" style:font-size-asian="11.8999996185303pt" style:font-weight-asian="bold" style:font-name-complex="Lohit Hindi" style:font-size-complex="11.8999996185303pt" style:font-weight-complex="bold"/>
    </style:style>
    <style:style style:name="T6" style:family="text">
      <style:text-properties style:font-name="Liberation Sans" fo:font-size="11.8999996185303pt" fo:font-weight="bold" officeooo:rsid="0079fdb8" style:font-name-asian="DejaVu Sans" style:font-size-asian="11.8999996185303pt" style:font-weight-asian="bold" style:font-name-complex="Lohit Hindi" style:font-size-complex="11.8999996185303pt" style:font-weight-complex="bold"/>
    </style:style>
    <style:style style:name="T7" style:family="text">
      <style:text-properties style:font-name="Liberation Sans" fo:font-size="11.8999996185303pt" fo:font-weight="bold" officeooo:rsid="007ae1e8" style:font-name-asian="DejaVu Sans" style:font-size-asian="11.8999996185303pt" style:font-weight-asian="bold" style:font-name-complex="Lohit Hindi" style:font-size-complex="11.8999996185303pt" style:font-weight-complex="bold"/>
    </style:style>
    <style:style style:name="T8" style:family="text">
      <style:text-properties style:font-name="Liberation Sans" fo:font-size="11.8999996185303pt" fo:font-weight="bold" officeooo:rsid="00867c6d" style:font-name-asian="DejaVu Sans" style:font-size-asian="11.8999996185303pt" style:font-weight-asian="bold" style:font-name-complex="Lohit Hindi" style:font-size-complex="11.8999996185303pt" style:font-weight-complex="bold"/>
    </style:style>
    <style:style style:name="T9" style:family="text">
      <style:text-properties style:font-name="Liberation Sans" fo:font-size="11.8999996185303pt" fo:font-weight="bold" officeooo:rsid="00883fac" style:font-name-asian="DejaVu Sans" style:font-size-asian="11.8999996185303pt" style:font-weight-asian="bold" style:font-name-complex="Lohit Hindi" style:font-size-complex="11.8999996185303pt" style:font-weight-complex="bold"/>
    </style:style>
    <style:style style:name="T10" style:family="text">
      <style:text-properties style:font-name="Liberation Sans" fo:font-size="11.8999996185303pt" fo:font-weight="bold" officeooo:rsid="00893d8f" style:font-name-asian="DejaVu Sans" style:font-size-asian="11.8999996185303pt" style:font-weight-asian="bold" style:font-name-complex="Lohit Hindi" style:font-size-complex="11.8999996185303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867c6d" style:font-weight-asian="bold" style:font-weight-complex="bold"/>
    </style:style>
    <style:style style:name="T13" style:family="text">
      <style:text-properties fo:font-weight="bold" officeooo:rsid="00868153" style:font-weight-asian="bold" style:font-weight-complex="bold"/>
    </style:style>
    <style:style style:name="T14" style:family="text">
      <style:text-properties fo:font-weight="bold" officeooo:rsid="0086cf53" style:font-weight-asian="bold" style:font-weight-complex="bold"/>
    </style:style>
    <style:style style:name="T15" style:family="text">
      <style:text-properties fo:font-weight="bold" officeooo:rsid="00883fac" style:font-weight-asian="bold" style:font-weight-complex="bold"/>
    </style:style>
    <style:style style:name="T16" style:family="text">
      <style:text-properties fo:font-weight="bold" officeooo:rsid="007e376f" style:font-weight-asian="bold" style:font-weight-complex="bold"/>
    </style:style>
    <style:style style:name="T17" style:family="text">
      <style:text-properties fo:font-weight="bold" officeooo:rsid="008c7151" style:font-weight-asian="bold" style:font-weight-complex="bold"/>
    </style:style>
    <style:style style:name="T18" style:family="text">
      <style:text-properties officeooo:rsid="00765ba5"/>
    </style:style>
    <style:style style:name="T19" style:family="text">
      <style:text-properties officeooo:rsid="00781c22"/>
    </style:style>
    <style:style style:name="T20" style:family="text">
      <style:text-properties officeooo:rsid="00867c6d"/>
    </style:style>
    <style:style style:name="T21" style:family="text">
      <style:text-properties fo:font-weight="normal" officeooo:rsid="008c7151" style:font-weight-asian="normal" style:font-weight-complex="normal"/>
    </style:style>
    <style:style style:name="T22" style:family="text">
      <style:text-properties fo:font-weight="normal" officeooo:rsid="007e376f" style:font-weight-asian="normal" style:font-weight-complex="normal"/>
    </style:style>
    <style:style style:name="T23" style:family="text">
      <style:text-properties officeooo:rsid="00868153"/>
    </style:style>
    <style:style style:name="T24" style:family="text">
      <style:text-properties officeooo:rsid="0086cf53"/>
    </style:style>
    <style:style style:name="T25" style:family="text">
      <style:text-properties officeooo:rsid="00883fac"/>
    </style:style>
    <style:style style:name="T26" style:family="text">
      <style:text-properties officeooo:rsid="008c7151"/>
    </style:style>
    <style:style style:name="T27" style:family="text">
      <style:text-properties officeooo:rsid="007e376f"/>
    </style:style>
    <style:style style:name="T28" style:family="text">
      <style:text-properties officeooo:rsid="00915949"/>
    </style:style>
    <style:style style:name="T29" style:family="text">
      <style:text-properties officeooo:rsid="00931888"/>
    </style:style>
    <style:style style:name="T30" style:family="text">
      <style:text-properties officeooo:rsid="009a04d3"/>
    </style:style>
    <style:style style:name="T31" style:family="text">
      <style:text-properties officeooo:rsid="00a4f663"/>
    </style:style>
    <style:style style:name="T32" style:family="text">
      <style:text-properties officeooo:rsid="00a533d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uppet</text:p>
      <text:p text:style-name="P2"/>
      <text:h text:style-name="P35" text:outline-level="5"><text:bookmark-start text:name="__RefHeading__327_1776072604"/><text:span text:style-name="T4">What </text:span><text:span text:style-name="T5">is Puppet</text:span><text:span text:style-name="T4">?</text:span><text:bookmark-end text:name="__RefHeading__327_1776072604"/></text:h>
      <text:p text:style-name="P5"/>
      <text:p text:style-name="P5">Puppet is a Configuration Management tool which is used to automate administration tasks.</text:p>
      <text:p text:style-name="P5"><text:bookmark text:name="__DdeLink__1039_4266022507"/></text:p>
      <text:list xml:id="list376859713" text:style-name="L1">
        <text:list-item>
          <text:p text:style-name="P42">Puppet is an open-source <text:span text:style-name="T11">configuration management tool </text:span>that <text:span text:style-name="T11">automates and manages server configuration. </text:span></text:p>
        </text:list-item>
        <text:list-item>
          <text:p text:style-name="P42">Its code written in <text:span text:style-name="T24">a </text:span><text:span text:style-name="T14">declarative language</text:span><text:span text:style-name="T24"> (</text:span>Domain-Specific Language (DSL)<text:span text:style-name="T24">)</text:span>, wherein the <text:span text:style-name="T11">desired state of our systems is described.</text:span> </text:p>
        </text:list-item>
        <text:list-item>
          <text:p text:style-name="P43">This tool <text:span text:style-name="T11">automates updating the state of these systems</text:span> as described with help of puppet master and their agent.. </text:p>
        </text:list-item>
        <text:list-item>
          <text:p text:style-name="P44">Puppet has a <text:span text:style-name="T11">Master-Slave architecture</text:span></text:p>
        </text:list-item>
        <text:list-item>
          <text:p text:style-name="P44"><text:span text:style-name="T19">T</text:span>he Slave has to first send a Certificate signing request to Master and Master has to sign that Certificate in order to establish a secure connection between Puppet Master and Puppet Slave.</text:p>
        </text:list-item>
        <text:list-item>
          <text:p text:style-name="P43">Puppet Slave <text:span text:style-name="T19">(Puppet agent) </text:span>sends a request to Puppet Master and Puppet Master then pushes configuration on Slave.</text:p>
        </text:list-item>
      </text:list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 table:style-name="TableLine94812946657472">
          <table:table-cell table:style-name="Table1.A1" office:value-type="string">
            <text:p text:style-name="P25">Feature</text:p>
          </table:table-cell>
          <table:table-cell table:style-name="Table1.A1" office:value-type="string">
            <text:p text:style-name="P25">De<text:span text:style-name="T18">scription</text:span></text:p>
          </table:table-cell>
        </table:table-row>
        <table:table-row table:style-name="TableLine94812946685728">
          <table:table-cell table:style-name="Table1.A1" office:value-type="string">
            <text:p text:style-name="P26">Infrastructure Automation</text:p>
          </table:table-cell>
          <table:table-cell table:style-name="Table1.A1" office:value-type="string">
            <text:p text:style-name="Table_20_Contents">It defines and continuously enforces the IT configurations no matter where your infrastructure lives.</text:p>
          </table:table-cell>
        </table:table-row>
        <table:table-row table:style-name="TableLine94812946686080">
          <table:table-cell table:style-name="Table1.A1" office:value-type="string">
            <text:p text:style-name="P26">Automated Provissioning</text:p>
          </table:table-cell>
          <table:table-cell table:style-name="Table1.A1" office:value-type="string">
            <text:p text:style-name="Table_20_Contents">It provides an automated provisioning across your heterogeneous IT infrastructure.</text:p>
          </table:table-cell>
        </table:table-row>
        <table:table-row table:style-name="TableLine94812946686608">
          <table:table-cell table:style-name="Table1.A1" office:value-type="string">
            <text:p text:style-name="P26">Task Management</text:p>
          </table:table-cell>
          <table:table-cell table:style-name="Table1.A1" office:value-type="string">
            <text:p text:style-name="Table_20_Contents">It can make changes or remediate urgent problems alongside the model-driven automation management.</text:p>
          </table:table-cell>
        </table:table-row>
        <table:table-row table:style-name="TableLine94812946687328">
          <table:table-cell table:style-name="Table1.A1" office:value-type="string">
            <text:p text:style-name="P26">Visualization + Reporting</text:p>
          </table:table-cell>
          <table:table-cell table:style-name="Table1.A1" office:value-type="string">
            <text:p text:style-name="P27">It gives you an insight into your infrastructure, audit changes, &amp; get rich reporting in a graphical console.</text:p>
          </table:table-cell>
        </table:table-row>
        <table:table-row table:style-name="TableLine94812946688128">
          <table:table-cell table:style-name="Table1.A1" office:value-type="string">
            <text:p text:style-name="P26">Code Management</text:p>
          </table:table-cell>
          <table:table-cell table:style-name="Table1.A1" office:value-type="string">
            <text:p text:style-name="P27">It manages the infrastructure as code using version control systems to enable continuous delivery.</text:p>
          </table:table-cell>
        </table:table-row>
        <table:table-row table:style-name="Table1.7">
          <table:table-cell table:style-name="Table1.A1" office:value-type="string">
            <text:p text:style-name="P26">Discovery + Insights</text:p>
          </table:table-cell>
          <table:table-cell table:style-name="Table1.A1" office:value-type="string">
            <text:p text:style-name="P27">It can quickly discover resources that need automated management and drive change.</text:p>
          </table:table-cell>
        </table:table-row>
        <table:table-row table:style-name="Table1.7">
          <table:table-cell table:style-name="Table1.A1" office:value-type="string">
            <text:p text:style-name="P26">Orchestration</text:p>
          </table:table-cell>
          <table:table-cell table:style-name="Table1.A1" office:value-type="string">
            <text:p text:style-name="P27">It lets you orchestrate change with control, visibility, &amp; automated intelligence.</text:p>
          </table:table-cell>
        </table:table-row>
      </table:table>
      <text:p text:style-name="P45"><text:bookmark-start text:name="__RefHeading___Toc1275_1712555550"/><text:bookmark text:name="__DdeLink__830_4266022507"/><text:bookmark-end text:name="__RefHeading___Toc1275_1712555550"/><text:bookmark text:name="__DdeLink__853_4266022507"/></text:p>
      <text:h text:style-name="P36" text:outline-level="5"><text:bookmark-start text:name="__DdeLink__863_4266022507"/><text:bookmark-start text:name="__RefHeading___Toc1275_17125555501"/>Explain Puppet Enterprise<text:bookmark-start text:name="__DdeLink__199_351425731216211"/><text:bookmark-end text:name="__RefHeading___Toc1275_17125555501"/></text:h>
      <text:p text:style-name="P46"><text:bookmark-start text:name="__DdeLink__999_19528031371"/><text:bookmark-start text:name="__DdeLink__199_35142573121622"/><text:bookmark-end text:name="__DdeLink__199_351425731216211"/></text:p>
      <text:list xml:id="list1756453898" text:style-name="L2">
        <text:list-item>
          <text:p text:style-name="P68"><text:bookmark-end text:name="__DdeLink__199_35142573121622"/>Puppet enterprise is <text:span text:style-name="T11">configuration tool</text:span> where <text:span text:style-name="T11">infrastructure information</text:span> such as software and their <text:span text:style-name="T11">settings</text:span> are <text:span text:style-name="T11">defined</text:span> for system<text:span text:style-name="T20">s</text:span> and server<text:span text:style-name="T20">s</text:span> so that these can be installed. </text:p>
        </text:list-item>
        <text:list-item>
          <text:p text:style-name="P47"><text:span text:style-name="T20">T</text:span>he <text:span text:style-name="T11">environment</text:span> can be <text:span text:style-name="T11">set up when new infrastructure is installed</text:span>. </text:p>
        </text:list-item>
        <text:list-item>
          <text:p text:style-name="P47"><text:bookmark-end text:name="__DdeLink__863_4266022507"/><text:span text:style-name="T12">P</text:span><text:span text:style-name="T11">eriodic verification is done</text:span> to ensure <text:span text:style-name="T11">that</text:span> these <text:span text:style-name="T11">systems</text:span> and servers r<text:span text:style-name="T11">emain in the desired state</text:span>.<text:bookmark-end text:name="__DdeLink__999_19528031371"/></text:p>
        </text:list-item>
      </text:list>
      <text:p text:style-name="P6"/>
      <text:p text:style-name="P30"><text:bookmark-start text:name="__DdeLink__830_426602250711"/></text:p>
      <text:h text:style-name="P39" text:outline-level="5"><text:bookmark-start text:name="__RefHeading___Toc1275_171255555021"/><text:span text:style-name="T9">Explain the working of </text:span><text:span text:style-name="T6">Puppet</text:span><text:bookmark-start text:name="__DdeLink__199_3514257312162121"/><text:bookmark-end text:name="__RefHeading___Toc1275_171255555021"/></text:h>
      <text:p text:style-name="P17"><text:bookmark-end text:name="__DdeLink__199_3514257312162121"/><text:bookmark-end text:name="__DdeLink__830_426602250711"/></text:p>
      <text:list xml:id="list2256599562" text:style-name="L3">
        <text:list-item>
          <text:p text:style-name="P49">You have a Puppet Master and Puppet Agents.</text:p>
        </text:list-item>
        <text:list-item>
          <text:p text:style-name="P48">Agent or nodes are daemons running on client servers. </text:p>
        </text:list-item>
        <text:list-item>
          <text:p text:style-name="P48">The configuration of the client servers is managed using Puppet.</text:p>
        </text:list-item>
        <text:list-item>
          <text:p text:style-name="P48">The <text:span text:style-name="T11">agent verifies configurations at regular intervals</text:span> <text:span text:style-name="T15">(pull based)</text:span><text:span text:style-name="T25"> </text:span>with the master for any change. </text:p>
        </text:list-item>
        <text:list-item>
          <text:p text:style-name="P48"><text:span text:style-name="T23">An</text:span> <text:span text:style-name="T13">a</text:span><text:span text:style-name="T11">gent sends the Facts </text:span><text:span text:style-name="T13">(its state key/value pairs) </text:span><text:span text:style-name="T11">to</text:span> the Puppet <text:span text:style-name="T11">Master</text:span>. <text:span text:style-name="T23">F</text:span>acts are key/value data pair <text:span text:style-name="T23">of the slave’s </text:span>state, such as its<text:span text:style-name="T11"> IP address, up-time, operating system, or whether it’s a virtual machine.</text:span></text:p>
        </text:list-item>
        <text:list-item>
          <text:p text:style-name="P48">Puppet <text:span text:style-name="T11">Master</text:span> uses the facts to <text:span text:style-name="T11">compile a Catalog</text:span> that <text:span text:style-name="T23">describes how the</text:span> how the <text:span text:style-name="T23">agent host</text:span> should be configured. </text:p>
        </text:list-item>
        <text:list-item>
          <text:p text:style-name="P48"><text:span text:style-name="T11">Catalog</text:span> is a document that <text:span text:style-name="T11">describes the desired state for each resource</text:span> <text:span text:style-name="T23">on the agent host. </text:span></text:p>
        </text:list-item>
        <text:list-item>
          <text:p text:style-name="P48"><text:span text:style-name="T23">The </text:span><text:span text:style-name="T13">Agent</text:span><text:span text:style-name="T11"> reports back to Master </text:span><text:span text:style-name="T23">with information aobut the completion of the configuration. </text:span></text:p>
        </text:list-item>
      </text:list>
      <text:p text:style-name="P66"><text:bookmark-start text:name="__DdeLink__199_3514257312162"/><text:bookmark-start text:name="__DdeLink__824_4266022507"/><text:bookmark-start text:name="__DdeLink__999_1952803137"/><text:bookmark-end text:name="__DdeLink__199_3514257312162"/><text:bookmark-end text:name="__DdeLink__824_4266022507"/><text:bookmark-end text:name="__DdeLink__999_1952803137"/><text:span text:style-name="T8"/></text:p>
      <text:h text:style-name="P40" text:outline-level="5"><text:bookmark-start text:name="__DdeLink__836_4266022507"/><text:bookmark-start text:name="__RefHeading__331_1776072604172"/><text:span text:style-name="T7">What is </text:span><text:span text:style-name="T10">a </text:span><text:span text:style-name="T7">Puppet Manifest</text:span><text:bookmark-start text:name="__DdeLink__1226_1712555550"/><text:bookmark-start text:name="__DdeLink__208_351425731293"/><text:span text:style-name="T3">?</text:span><text:bookmark-end text:name="__DdeLink__836_4266022507"/><text:bookmark-end text:name="__RefHeading__331_1776072604172"/><text:bookmark-end text:name="__DdeLink__208_351425731293"/><text:bookmark text:name="__DdeLink__199_3514257312163"/></text:h>
      <text:p text:style-name="P12"/>
      <text:list xml:id="list4040723760" text:style-name="L4">
        <text:list-item>
          <text:p text:style-name="P50"><text:span text:style-name="T16">Puppet programs are called Manifests</text:span><text:span text:style-name="T27">. </text:span><text:span text:style-name="T26">They are written in </text:span><text:span text:style-name="T32">native Puppet language (</text:span><text:span text:style-name="T26">Ruby</text:span><text:span text:style-name="T32">)</text:span><text:span text:style-name="T26"> programming language and have the extension </text:span><text:span text:style-name="T27">.pp. </text:span></text:p>
        </text:list-item>
        <text:list-item>
          <text:p text:style-name="P50">It contains <text:span text:style-name="T11">Files</text:span> (puppet selects and moves these files to a target location), <text:span text:style-name="T11">Templates</text:span> (used to create configuration files on the node), <text:span text:style-name="T11">Nodes</text:span> (client node related definitions are described at nodes), <text:span text:style-name="T11">Resources</text:span>, and <text:span text:style-name="T11">Classes</text:span>.<text:bookmark-start text:name="__DdeLink__1339_1712555550"/></text:p>
        </text:list-item>
      </text:list>
      <text:p text:style-name="P67"><text:bookmark-end text:name="__DdeLink__1339_1712555550"/></text:p>
      <text:p text:style-name="P65">Now give an example, you can write a manifest in Puppet Master that creates a file and installs apache on all Puppet Agents (Slaves) connected to the Puppet Master. </text:p>
      <text:p text:style-name="P65"/>
      <text:h text:style-name="P37" text:outline-level="5"><text:bookmark-start text:name="__RefHeading___Toc1281_1712555550"/>What is Puppet Module and How it is different from Puppet Manifest?<text:bookmark-start text:name="__DdeLink__208_3514257312932"/><text:bookmark-start text:name="__DdeLink__199_35142573121632"/><text:bookmark-end text:name="__RefHeading___Toc1281_1712555550"/></text:h>
      <text:p text:style-name="P13"><text:bookmark-end text:name="__DdeLink__208_3514257312932"/><text:bookmark-end text:name="__DdeLink__199_35142573121632"/></text:p>
      <text:list xml:id="list65522327024059" text:continue-numbering="true" text:style-name="L4">
        <text:list-item>
          <text:p text:style-name="P51">A Puppet <text:span text:style-name="T11">Module is a collection of Manifests</text:span> and data (such as facts, files, and templates), and they have a specific directory structure. </text:p>
        </text:list-item>
        <text:list-item>
          <text:p text:style-name="P51">Modules are useful <text:span text:style-name="T11">for organizing your Puppet code</text:span>, because they allow you to <text:span text:style-name="T11">split your code into multiple Manifests.</text:span> It is considered best practice to use Modules to organize almost all of your Puppet Manifests.</text:p>
        </text:list-item>
        <text:list-item>
          <text:p text:style-name="P52"><text:bookmark-start text:name="__DdeLink__885_4266022507"/><text:span text:style-name="T11">Puppet programs are called Manifests</text:span>. Manifests are composed of Puppet code and their file names use the .pp extension. <text:bookmark-end text:name="__DdeLink__885_4266022507"/></text:p>
        </text:list-item>
      </text:list>
      <text:p text:style-name="P9"/>
      <text:h text:style-name="P37" text:outline-level="5"><text:bookmark-start text:name="__RefHeading___Toc1283_1712555550"/>What is Facter in Puppet?<text:bookmark-start text:name="__DdeLink__208_3514257312933"/><text:bookmark-start text:name="__DdeLink__199_35142573121633"/><text:bookmark-end text:name="__RefHeading___Toc1283_1712555550"/></text:h>
      <text:p text:style-name="P11"><text:bookmark-end text:name="__DdeLink__208_3514257312933"/><text:bookmark-end text:name="__DdeLink__199_35142573121633"/></text:p>
      <text:p text:style-name="P18"><text:span text:style-name="T16">Facter</text:span><text:span text:style-name="T27"> </text:span><text:span text:style-name="T16">is a library</text:span><text:span text:style-name="T27"> that </text:span><text:span text:style-name="T16">discovers and reports</text:span><text:span text:style-name="T27"> the per-</text:span><text:span text:style-name="T26">node (agent) </text:span><text:span text:style-name="T17">system information (facts)</text:span><text:span text:style-name="T16"> </text:span><text:span text:style-name="T22">th</text:span><text:span text:style-name="T21">at</text:span><text:span text:style-name="T17"> </text:span><text:span text:style-name="T21">are</text:span><text:span text:style-name="T17"> present in manifests as variables </text:span><text:span text:style-name="T21">in</text:span><text:span text:style-name="T17"> key-value pairs </text:span><text:span text:style-name="T21">fromat</text:span><text:span text:style-name="T17">. </text:span><text:span text:style-name="T21">Data</text:span><text:span text:style-name="T27"> such as hardware details, network settings, OS type and version, IP addresses, MAC addresses, SSH keys, and more. </text:span></text:p>
      <text:p text:style-name="P19">There <text:span text:style-name="T11">core facts</text:span> but you can also create <text:span text:style-name="T11">custom facts</text:span>.</text:p>
      <text:p text:style-name="P9"/>
      <text:h text:style-name="P37" text:outline-level="5"><text:bookmark-start text:name="__RefHeading___Toc1285_1712555550"/><text:soft-page-break/>What is Puppet Catalog?<text:bookmark-start text:name="__DdeLink__208_3514257312934"/><text:bookmark-start text:name="__DdeLink__199_35142573121634"/><text:bookmark-end text:name="__RefHeading___Toc1285_1712555550"/></text:h>
      <text:p text:style-name="P11"><text:bookmark-end text:name="__DdeLink__208_3514257312934"/><text:bookmark-end text:name="__DdeLink__199_35142573121634"/></text:p>
      <text:p text:style-name="P12">When configuring a node, Puppet Agent uses a document called a catalog, which it downloads from a Puppet Master. The <text:span text:style-name="T11">catalog describes the desired state for each resource</text:span> that should be managed, and may specify dependency information for resources that should be managed in a certain order.</text:p>
      <text:p text:style-name="P12"/>
      <text:p text:style-name="P12">Puppet compiles a catalog using three main sources of configuration info:</text:p>
      <text:p text:style-name="P12"/>
      <text:list xml:id="list463060825" text:style-name="L5">
        <text:list-item>
          <text:p text:style-name="P53">Agent-provided data</text:p>
        </text:list-item>
        <text:list-item>
          <text:p text:style-name="P53">External data</text:p>
        </text:list-item>
        <text:list-item>
          <text:p text:style-name="P53">Puppet manifests</text:p>
        </text:list-item>
      </text:list>
      <text:p text:style-name="P9"/>
      <text:h text:style-name="P37" text:outline-level="5"><text:bookmark-start text:name="__RefHeading___Toc1287_1712555550"/>What size organizations should use Puppet?<text:bookmark-start text:name="__DdeLink__208_3514257312935"/><text:bookmark-start text:name="__DdeLink__199_35142573121635"/><text:bookmark-end text:name="__RefHeading___Toc1287_1712555550"/></text:h>
      <text:p text:style-name="P11"><text:bookmark-end text:name="__DdeLink__208_3514257312935"/><text:bookmark-end text:name="__DdeLink__199_35142573121635"/></text:p>
      <text:list xml:id="list3265752269" text:style-name="L6">
        <text:list-item>
          <text:p text:style-name="P54">There is no minimum or maximum organization size that can benefit from Puppet.</text:p>
        </text:list-item>
        <text:list-item>
          <text:p text:style-name="P54">Organizations with only a handful of servers are unlikely to consider maintaining those servers to be a real problem.</text:p>
        </text:list-item>
        <text:list-item>
          <text:p text:style-name="P54">Organizations with many servers are more likely to find, difficult to manage those servers manually so using Puppet is more beneficial for those organizations.</text:p>
        </text:list-item>
      </text:list>
      <text:p text:style-name="P10"/>
      <text:h text:style-name="P37" text:outline-level="5"><text:bookmark-start text:name="__RefHeading___Toc1289_1712555550"/>Define Classes in Puppet<text:bookmark-start text:name="__DdeLink__208_3514257312936"/><text:bookmark-start text:name="__DdeLink__199_35142573121636"/><text:bookmark-end text:name="__RefHeading___Toc1289_1712555550"/></text:h>
      <text:p text:style-name="P11"><text:bookmark-end text:name="__DdeLink__208_3514257312936"/><text:bookmark-end text:name="__DdeLink__199_35142573121636"/></text:p>
      <text:list xml:id="list2300991742" text:style-name="L7">
        <text:list-item>
          <text:p text:style-name="P55">Classes are <text:span text:style-name="T11">blocks of code</text:span>, invoked by their names, present in modules. </text:p>
        </text:list-item>
        <text:list-item>
          <text:p text:style-name="P55">Classes are <text:span text:style-name="T11">used for the functionality of all packages, services, and configuration files</text:span> needed to run an application. </text:p>
        </text:list-item>
        <text:list-item>
          <text:p text:style-name="P55">These can be added into the node’s catalog in two possible ways, i.e. declaring these classes in manifests or by assigning from external node classifier.</text:p>
        </text:list-item>
      </text:list>
      <text:p text:style-name="P14"/>
      <text:p text:style-name="P34">Classes can be declared in manifest in the following two ways:</text:p>
      <text:p text:style-name="P34"/>
      <text:p text:style-name="P34">Using </text:p>
      <text:p text:style-name="P34"><text:tab/>include class_name </text:p>
      <text:p text:style-name="P34">Or </text:p>
      <text:p text:style-name="P34"><text:tab/>class { ‘classname’ : }</text:p>
      <text:p text:style-name="P9"/>
      <text:h text:style-name="P37" text:outline-level="5"><text:bookmark-start text:name="__RefHeading___Toc1291_1712555550"/>Describe functionality of MCollective in Puppet<text:bookmark-start text:name="__DdeLink__208_3514257312937"/><text:bookmark-start text:name="__DdeLink__199_35142573121637"/><text:bookmark-end text:name="__RefHeading___Toc1291_1712555550"/></text:h>
      <text:p text:style-name="P11"><text:bookmark-end text:name="__DdeLink__208_3514257312937"/><text:bookmark-end text:name="__DdeLink__199_35142573121637"/></text:p>
      <text:p text:style-name="P12">MCollective or Marionette Collective is a <text:span text:style-name="T11">framework for creating automated coordination, management</text:span>, and arrangement of complex infrastructure.</text:p>
      <text:p text:style-name="P10"/>
      <text:h text:style-name="P37" text:outline-level="5"><text:bookmark-start text:name="__RefHeading___Toc1293_1712555550"/>What is special about Puppet’s model-driven design?<text:bookmark-start text:name="__DdeLink__208_3514257312938"/><text:bookmark-start text:name="__DdeLink__199_35142573121638"/><text:bookmark-end text:name="__RefHeading___Toc1293_1712555550"/></text:h>
      <text:p text:style-name="P11"><text:bookmark-end text:name="__DdeLink__208_3514257312938"/><text:bookmark-end text:name="__DdeLink__199_35142573121638"/></text:p>
      <text:p text:style-name="P12"><text:span text:style-name="T11">Previously</text:span> system administrators were <text:span text:style-name="T11">following series of steps to configure and manage infrastructure,</text:span> which comprises multiple groups of systems and servers. In a <text:span text:style-name="T11">model-driven design approach</text:span>, Puppet, which is an automated code written in Ruby, <text:span text:style-name="T11">contains all the configuration details that are compiled into a catalog</text:span>.</text:p>
      <text:p text:style-name="P10"><text:soft-page-break/></text:p>
      <text:p text:style-name="P9">This <text:span text:style-name="T11">catalog is sent to every node</text:span> and shares resources, values, and their relations, the <text:span text:style-name="T11">required modification of configuration is made</text:span> for failed systems to <text:span text:style-name="T11">reinstate</text:span> <text:span text:style-name="T11">them</text:span> back to normal running state.</text:p>
      <text:p text:style-name="P9"/>
      <text:h text:style-name="P37" text:outline-level="5"><text:bookmark-start text:name="__RefHeading___Toc1295_1712555550"/>Give a few use cases for Puppet<text:bookmark-start text:name="__DdeLink__208_3514257312939"/><text:bookmark-start text:name="__DdeLink__199_35142573121639"/><text:bookmark-end text:name="__RefHeading___Toc1295_1712555550"/></text:h>
      <text:p text:style-name="P11"><text:bookmark-end text:name="__DdeLink__208_3514257312939"/><text:bookmark-end text:name="__DdeLink__199_35142573121639"/></text:p>
      <text:list xml:id="list3521625191" text:style-name="L8">
        <text:list-item>
          <text:p text:style-name="P56">Installation of the operating system, say Linux.</text:p>
        </text:list-item>
        <text:list-item>
          <text:p text:style-name="P56">Verifying Linux disc space using software File light, or DUC.</text:p>
        </text:list-item>
        <text:list-item>
          <text:p text:style-name="P56">Installing Java.</text:p>
        </text:list-item>
        <text:list-item>
          <text:p text:style-name="P56">Installing Tomcat.</text:p>
        </text:list-item>
        <text:list-item>
          <text:p text:style-name="P56">Installing SQL server as RDBMS.</text:p>
        </text:list-item>
        <text:list-item>
          <text:p text:style-name="P56">nstalling patch for an application to be built and tested for software development trainee.</text:p>
        </text:list-item>
      </text:list>
      <text:p text:style-name="P9"/>
      <text:h text:style-name="P37" text:outline-level="5"><text:bookmark-start text:name="__RefHeading___Toc1297_1712555550"/>Explain the “etckeeper-commit-post” and “etckeeper-commit-pre” commands<text:bookmark-start text:name="__DdeLink__208_35142573129310"/><text:bookmark-start text:name="__DdeLink__199_351425731216310"/><text:bookmark-end text:name="__RefHeading___Toc1297_1712555550"/></text:h>
      <text:p text:style-name="P11"><text:bookmark-end text:name="__DdeLink__208_35142573129310"/><text:bookmark-end text:name="__DdeLink__199_351425731216310"/></text:p>
      <text:list xml:id="list3784672219" text:style-name="L9">
        <text:list-item>
          <text:p text:style-name="P57">etckeeper-commit-post is a command written in the configuration file, which can be <text:span text:style-name="T11">executed after pushing configuration on the agent</text:span>.</text:p>
        </text:list-item>
        <text:list-item>
          <text:p text:style-name="P57"><text:span text:style-name="T28">e</text:span>tckeeper-commit-pre is a command written in the configuration file, which can be <text:span text:style-name="T11">executed before pushing configuration on the agent.</text:span></text:p>
        </text:list-item>
      </text:list>
      <text:p text:style-name="P10"/>
      <text:h text:style-name="P37" text:outline-level="5"><text:bookmark-start text:name="__RefHeading___Toc1299_1712555550"/>List characters that are allowed in a class name, module name, and identifiers<text:bookmark-start text:name="__DdeLink__208_35142573129311"/><text:bookmark-start text:name="__DdeLink__199_351425731216311"/><text:bookmark-end text:name="__RefHeading___Toc1299_1712555550"/></text:h>
      <text:p text:style-name="P11"><text:bookmark-end text:name="__DdeLink__208_35142573129311"/><text:bookmark-end text:name="__DdeLink__199_351425731216311"/></text:p>
      <text:p text:style-name="P12"><text:span text:style-name="T29">C</text:span>lass name and Module name:</text:p>
      <text:p text:style-name="P12"/>
      <text:list xml:id="list9860051" text:style-name="L10">
        <text:list-item>
          <text:p text:style-name="P58">Must begin with a lowercase letter.</text:p>
        </text:list-item>
        <text:list-item>
          <text:p text:style-name="P58">Can include lowercase letters, digits, and underscores.</text:p>
        </text:list-item>
        <text:list-item>
          <text:p text:style-name="P58">Scope Resolution Operator i.e. “::” are namespace separator in class name definition.</text:p>
        </text:list-item>
      </text:list>
      <text:p text:style-name="P12"/>
      <text:p text:style-name="P12">Variable name:</text:p>
      <text:p text:style-name="P12"/>
      <text:list xml:id="list2613652729" text:style-name="L11">
        <text:list-item>
          <text:p text:style-name="P59">Can begin with uppercase and lowercase letters.</text:p>
        </text:list-item>
        <text:list-item>
          <text:p text:style-name="P59">May contain numerals and underscores (‘_’).</text:p>
        </text:list-item>
        <text:list-item>
          <text:p text:style-name="P59">If the first character is an underscore, then the variable can only be accessible from its own local scope.</text:p>
        </text:list-item>
        <text:list-item>
          <text:p text:style-name="P59">Variables are case sensitive.</text:p>
        </text:list-item>
      </text:list>
      <text:p text:style-name="P9"/>
      <text:p text:style-name="P31"/>
      <text:h text:style-name="P37" text:outline-level="5"><text:bookmark-start text:name="__RefHeading___Toc1301_1712555550"/>What to expect if you don’t sign a Contributor License Agreement?<text:bookmark-start text:name="__DdeLink__208_35142573129312"/><text:bookmark-start text:name="__DdeLink__199_351425731216312"/><text:bookmark-end text:name="__RefHeading___Toc1301_1712555550"/></text:h>
      <text:p text:style-name="P11"><text:bookmark-end text:name="__DdeLink__208_35142573129312"/><text:bookmark-end text:name="__DdeLink__199_351425731216312"/></text:p>
      <text:p text:style-name="P12">It is a mandatory condition to sign a Contributor License Agreement (CLA) for code contributors to Puppet or Facter, without which their code cannot be accepted.</text:p>
      <text:p text:style-name="P9"/>
      <text:h text:style-name="P37" text:outline-level="5"><text:bookmark-start text:name="__RefHeading___Toc1303_1712555550"/>Explain the importance and location of codedir in Puppet<text:bookmark-start text:name="__DdeLink__208_35142573129313"/><text:bookmark-start text:name="__DdeLink__199_351425731216313"/><text:bookmark-end text:name="__RefHeading___Toc1303_1712555550"/></text:h>
      <text:p text:style-name="P11"><text:bookmark-end text:name="__DdeLink__208_35142573129313"/><text:bookmark-end text:name="__DdeLink__199_351425731216313"/></text:p>
      <text:p text:style-name="P12">codedir is <text:span text:style-name="T11">used by Master and apply command</text:span>, but <text:span text:style-name="T11">not by the agent</text:span>. It is the <text:span text:style-name="T11">main directory for data and code</text:span> that uses an environment containing manifests and modules, global module directory, and Hiera data and configuration.</text:p>
      <text:p text:style-name="P12"/>
      <text:p text:style-name="P12">Windows:<text:tab/>C:\ProgramData\PuppetLabs\puppet\etc</text:p>
      <text:p text:style-name="P12"/>
      <text:p text:style-name="P12">Linux:<text:tab/><text:tab/>/etc/dir/PuppetLabs/code</text:p>
      <text:p text:style-name="P9"/>
      <text:h text:style-name="P37" text:outline-level="5"><text:bookmark-start text:name="__RefHeading___Toc1305_1712555550"/>Describe Hiera<text:bookmark-start text:name="__DdeLink__208_35142573129314"/><text:bookmark-start text:name="__DdeLink__199_351425731216314"/><text:bookmark-end text:name="__RefHeading___Toc1305_1712555550"/></text:h>
      <text:p text:style-name="P11"><text:bookmark-end text:name="__DdeLink__208_35142573129314"/><text:bookmark-end text:name="__DdeLink__199_351425731216314"/></text:p>
      <text:p text:style-name="P12">Hiera is a l<text:span text:style-name="T11">ookup system for configuration data in key-value format</text:span>. It helps in retrieving data from Puppet code. This code utilizes this system for explicit parameter lookup calls for classes from a catalog. This system uses Puppet’s facts to identify data sources. </text:p>
      <text:p text:style-name="P12"/>
      <text:p text:style-name="P12">It <text:span text:style-name="T11">searches</text:span> configuration data in<text:span text:style-name="T11"> three independent layers</text:span> of configuration <text:span text:style-name="T11">starting from global then environment and finally module layer of configuration.</text:span></text:p>
      <text:p text:style-name="P9"/>
      <text:h text:style-name="P37" text:outline-level="5"><text:bookmark-start text:name="__RefHeading___Toc1307_1712555550"/>Describe Virtual Resources in Puppet<text:bookmark-start text:name="__DdeLink__208_35142573129315"/><text:bookmark-start text:name="__DdeLink__199_351425731216315"/><text:bookmark-end text:name="__RefHeading___Toc1307_1712555550"/></text:h>
      <text:p text:style-name="P11"><text:bookmark-end text:name="__DdeLink__208_35142573129315"/><text:bookmark-end text:name="__DdeLink__199_351425731216315"/></text:p>
      <text:p text:style-name="P12">During the Puppet setup, duplicated resource declaration error occurs in case the same resource is used more than once. </text:p>
      <text:p text:style-name="P12">This tool resolves this issue by introducing a virtual resource. Declaring virtual resource makes its resource available to collectors and realizes function. As well manages state when the resource is realized.</text:p>
      <text:p text:style-name="P10"/>
      <text:h text:style-name="P37" text:outline-level="5"><text:bookmark-start text:name="__RefHeading___Toc1309_1712555550"/>Describe module-path<text:bookmark-start text:name="__DdeLink__208_35142573129316"/><text:bookmark-start text:name="__DdeLink__199_351425731216316"/><text:bookmark-end text:name="__RefHeading___Toc1309_1712555550"/></text:h>
      <text:p text:style-name="P11"><text:bookmark-end text:name="__DdeLink__208_35142573129316"/><text:bookmark-end text:name="__DdeLink__199_351425731216316"/></text:p>
      <text:p text:style-name="P12"><text:span text:style-name="T30">M</text:span>aster service and with puppet apply command where Puppet <text:span text:style-name="T11">manifests are applied locally, load their content from modules (installed in the puppet modulepath)</text:span> from one or more of the directories.</text:p>
      <text:p text:style-name="P10"/>
      <text:p text:style-name="P10"><text:span text:style-name="T30">S</text:span>eparator character, <text:span text:style-name="T30">in </text:span>Linux, it is colon (:) and in Windows, it is semi-colon (;).</text:p>
      <text:p text:style-name="P9"/>
      <text:p text:style-name="P31"/>
      <text:h text:style-name="P37" text:outline-level="5"><text:bookmark-start text:name="__RefHeading___Toc1311_1712555550"/>Give details about base modulepath<text:bookmark-start text:name="__DdeLink__208_35142573129317"/><text:bookmark-start text:name="__DdeLink__199_351425731216317"/><text:bookmark-end text:name="__RefHeading___Toc1311_1712555550"/></text:h>
      <text:p text:style-name="P11"><text:bookmark-end text:name="__DdeLink__208_35142573129317"/><text:bookmark-end text:name="__DdeLink__199_351425731216317"/></text:p>
      <text:p text:style-name="P12">Global module directories list is the <text:span text:style-name="T11">base modulepath for applying with all the environments</text:span>, configured with base modulepath setting, with default value as below:</text:p>
      <text:p text:style-name="P12"/>
      <text:p text:style-name="P12">Linux:<text:tab/><text:tab/>$codedir/modules:/opt/puppetlabs/puppet/modules</text:p>
      <text:p text:style-name="P12"/>
      <text:p text:style-name="P12">Windows:<text:tab/>$codedir\modules</text:p>
      <text:p text:style-name="P10"/>
      <text:h text:style-name="P37" text:outline-level="5"><text:bookmark-start text:name="__RefHeading___Toc1313_1712555550"/>Describe about Cache directory in Puppet<text:bookmark-start text:name="__DdeLink__208_35142573129318"/><text:bookmark-start text:name="__DdeLink__199_351425731216318"/><text:bookmark-end text:name="__RefHeading___Toc1313_1712555550"/></text:h>
      <text:p text:style-name="P11"><text:bookmark-end text:name="__DdeLink__208_35142573129318"/><text:bookmark-end text:name="__DdeLink__199_351425731216318"/></text:p>
      <text:p text:style-name="P12">Puppet during normal operations, <text:span text:style-name="T11">stores generated data in a cache directory called vardir.</text:span> This data can be mined for analysis. In case of agent and apply command.</text:p>
      <text:p text:style-name="P12"/>
      <text:p text:style-name="P12">Windows:<text:tab/>C:\programed\PuppetLabs\puppet\cache</text:p>
      <text:p text:style-name="P12"/>
      <text:p text:style-name="P15">Linux:<text:tab/><text:tab/>/opt/puppetlabs/puppet/cache</text:p>
      <text:p text:style-name="P15"/>
      <text:p text:style-name="P15"><text:tab/><text:span text:style-name="T30">A</text:span>lternatively, using –vardir option at the command line, will specify puppet cache directory location. </text:p>
      <text:p text:style-name="P9"/>
      <text:h text:style-name="P37" text:outline-level="5"><text:bookmark-start text:name="__RefHeading___Toc1315_1712555550"/>Explain about “Environments” in Puppet<text:bookmark-start text:name="__DdeLink__208_35142573129319"/><text:bookmark-start text:name="__DdeLink__199_351425731216319"/><text:bookmark-end text:name="__RefHeading___Toc1315_1712555550"/></text:h>
      <text:p text:style-name="P11"><text:bookmark-end text:name="__DdeLink__208_35142573129319"/><text:bookmark-end text:name="__DdeLink__199_351425731216319"/></text:p>
      <text:p text:style-name="P12">Environment is a <text:span text:style-name="T11">logical distribution that separates modules and manifests into separate sections or folders</text:span> for nodes in order to get bit of code depending on which environment node belongs to, it is statically set in puppet.conf.</text:p>
      <text:p text:style-name="P10"/>
      <text:h text:style-name="P37" text:outline-level="5"><text:bookmark-start text:name="__RefHeading___Toc1317_1712555550"/>Describe Resources in Puppet<text:bookmark-start text:name="__DdeLink__208_35142573129320"/><text:bookmark-start text:name="__DdeLink__199_351425731216320"/><text:bookmark-end text:name="__RefHeading___Toc1317_1712555550"/></text:h>
      <text:p text:style-name="P11"><text:bookmark-end text:name="__DdeLink__208_35142573129320"/><text:bookmark-end text:name="__DdeLink__199_351425731216320"/></text:p>
      <text:p text:style-name="P12">Resources are the fundamental unit for modeling system configurations. Each resource describes some aspect of a system, like a specific service or package.</text:p>
      <text:p text:style-name="P12"/>
      <text:p text:style-name="P21">Resource type examples:</text:p>
      <text:p text:style-name="P21"/>
      <text:p text:style-name="P20">exec <text:tab/><text:tab/>execute an external command</text:p>
      <text:p text:style-name="P20">file <text:tab/><text:tab/>manage files (create, delete, …)</text:p>
      <text:p text:style-name="P20">user<text:tab/><text:tab/>manage OS users</text:p>
      <text:p text:style-name="P20">group<text:tab/><text:tab/>manage OS groups </text:p>
      <text:p text:style-name="P20">package<text:tab/>manage OS packages (yum, apt, …)</text:p>
      <text:p text:style-name="P21">host<text:tab/><text:tab/>host resource</text:p>
      <text:p text:style-name="P20"/>
      <text:p text:style-name="P20">There are two types of resources, built-in types and custom types.</text:p>
      <text:p text:style-name="P10"/>
      <text:p text:style-name="P32"/>
      <text:h text:style-name="P37" text:outline-level="5"><text:bookmark-start text:name="__DdeLink__969_4266022507"/><text:bookmark-start text:name="__RefHeading___Toc1319_1712555550"/>Explain Node Definition in Puppet.<text:bookmark-start text:name="__DdeLink__208_35142573129321"/><text:bookmark-start text:name="__DdeLink__199_351425731216321"/><text:bookmark-end text:name="__RefHeading___Toc1319_1712555550"/></text:h>
      <text:p text:style-name="P11"><text:bookmark-end text:name="__DdeLink__1226_1712555550"/><text:bookmark-end text:name="__DdeLink__199_351425731216321"/><text:bookmark-end text:name="__DdeLink__208_35142573129321"/></text:p>
      <text:p text:style-name="P12">Node<text:bookmark-end text:name="__DdeLink__969_4266022507"/> <text:span text:style-name="T11">definition or statement</text:span> is a puppet code block that <text:span text:style-name="T11">matches with node’s catalog</text:span>. It <text:span text:style-name="T11">allows the assignment of a specific configuration to the affected node.</text:span></text:p>
      <text:p text:style-name="P12"/>
      <text:h text:style-name="P38" text:outline-level="5"><text:bookmark-start text:name="__RefHeading___Toc1049_4266022507"/>Describe functions in Puppet.<text:bookmark-start text:name="__DdeLink__208_3514257312932111"/><text:bookmark-start text:name="__DdeLink__199_35142573121632111"/><text:bookmark-end text:name="__RefHeading___Toc1049_4266022507"/></text:h>
      <text:p text:style-name="P22"><text:bookmark-end text:name="__DdeLink__208_3514257312932111"/><text:bookmark-end text:name="__DdeLink__199_35142573121632111"/></text:p>
      <text:p text:style-name="P23">Puppet Functions are plug-ins that are used during catalog compilation. Function call by manifest makes function run and return value and modifies the catalog as a side effect.</text:p>
      <text:p text:style-name="P16"/>
      <text:h text:style-name="P38" text:outline-level="5"><text:bookmark-start text:name="__RefHeading___Toc1051_4266022507"/>Give examples to configure systems using Puppet<text:bookmark-start text:name="__DdeLink__208_3514257312932112"/><text:bookmark-start text:name="__DdeLink__199_35142573121632112"/><text:bookmark-end text:name="__RefHeading___Toc1051_4266022507"/></text:h>
      <text:p text:style-name="P22"><text:bookmark-end text:name="__DdeLink__208_3514257312932112"/><text:bookmark-end text:name="__DdeLink__199_35142573121632112"/></text:p>
      <text:list xml:id="list2072370162" text:style-name="L12">
        <text:list-item>
          <text:p text:style-name="P61"><text:span text:style-name="T11">Manage NTP service:</text:span> Network Time Protocol (NTP) is the most essential services that can be managed and configured using puppet, to synchronize time all across nodes.</text:p>
        </text:list-item>
        <text:list-item>
          <text:p text:style-name="P61"><text:span text:style-name="T11">Manage Sudo privileges:</text:span> Sudo command on your agents will identify system users with elevated access privileges.</text:p>
        </text:list-item>
        <text:list-item>
          <text:p text:style-name="P61"><text:span text:style-name="T11">Manage a DNS name server file:</text:span> Name server that maps IP addresses understood by computers with human-readable URLs can be managed using this configuration tool.</text:p>
        </text:list-item>
        <text:list-item>
          <text:p text:style-name="P61"><text:span text:style-name="T11">Manage firewall rules: </text:span>Various rules and policy like application ports (TCP/UDP), network ports, IP address, and access-deny statements can be designed with firewall, with tool’s firewall policies can be managed.</text:p>
        </text:list-item>
      </text:list>
      <text:p text:style-name="P16"/>
      <text:h text:style-name="P38" text:outline-level="5"><text:bookmark-start text:name="__RefHeading___Toc1053_4266022507"/>Describe main or site manifest in puppet.<text:bookmark-start text:name="__DdeLink__208_3514257312932113"/><text:bookmark-start text:name="__DdeLink__199_35142573121632113"/><text:bookmark-end text:name="__RefHeading___Toc1053_4266022507"/></text:h>
      <text:p text:style-name="P22"><text:bookmark-end text:name="__DdeLink__208_3514257312932113"/><text:bookmark-end text:name="__DdeLink__199_35142573121632113"/></text:p>
      <text:p text:style-name="P23">Agent sends state of resources called facts to master, based on the information received. Master will compile catalog in the form of a single manifest file, known as main or site manifest. </text:p>
      <text:p text:style-name="P16"/>
      <text:h text:style-name="P38" text:outline-level="5"><text:bookmark-start text:name="__RefHeading___Toc1055_4266022507"/>What do you mean by puppet apply?<text:bookmark-start text:name="__DdeLink__208_3514257312932114"/><text:bookmark-start text:name="__DdeLink__199_35142573121632114"/><text:bookmark-end text:name="__RefHeading___Toc1055_4266022507"/></text:h>
      <text:p text:style-name="P22"><text:bookmark-end text:name="__DdeLink__208_3514257312932114"/><text:bookmark-end text:name="__DdeLink__199_35142573121632114"/></text:p>
      <text:p text:style-name="P23">Puppet apply is a <text:span text:style-name="T11">standalone</text:span> execution <text:span text:style-name="T11">command for apply to individual manifest.</text:span> This code when applied to modulepath via command line or config file, acts like catalog. <text:span text:style-name="T11">‘puppet apply’ is a command-line code for applying a configuration.</text:span></text:p>
      <text:p text:style-name="P16"/>
      <text:p text:style-name="P33"/>
      <text:h text:style-name="P38" text:outline-level="5"><text:bookmark-start text:name="__RefHeading___Toc1057_4266022507"/>Explain what pre-installation preparations you will require before installing Puppet Open Source.<text:bookmark-start text:name="__DdeLink__208_3514257312932115"/><text:bookmark-start text:name="__DdeLink__199_35142573121632115"/><text:bookmark-end text:name="__RefHeading___Toc1057_4266022507"/></text:h>
      <text:p text:style-name="P22"><text:bookmark-end text:name="__DdeLink__208_3514257312932115"/><text:bookmark-end text:name="__DdeLink__199_35142573121632115"/></text:p>
      <text:p text:style-name="P23">There are some preparations and requirements before installing Puppet Open Source</text:p>
      <text:p text:style-name="P23"/>
      <text:list xml:id="list4168401109" text:style-name="L13">
        <text:list-item>
          <text:p text:style-name="P63">Selection of server as the master.</text:p>
        </text:list-item>
        <text:list-item>
          <text:p text:style-name="P62"><text:span text:style-name="T11">Validate servers and network are ready</text:span> and prepared for installation with the following instructions:</text:p>
          <text:list>
            <text:list-item>
              <text:p text:style-name="P62">Selection of deployment type for the selected server. We can use Docker compose based stack–puppet ware or in case you already have Docker, then clone the repo.</text:p>
            </text:list-item>
            <text:list-item>
              <text:p text:style-name="P62">run docker-compose up command</text:p>
            </text:list-item>
          </text:list>
        </text:list-item>
        <text:list-item>
          <text:p text:style-name="P63">Installing agents</text:p>
        </text:list-item>
        <text:list-item>
          <text:p text:style-name="P62">Once Puppet Server is configured, we need to install the agent package on node machine on which configuration management tool is needed.</text:p>
          <text:list>
            <text:list-item>
              <text:p text:style-name="P62">Based on your operating system, you have Linux, OS X, and Microsoft Windows to select.</text:p>
            </text:list-item>
          </text:list>
        </text:list-item>
        <text:list-item>
          <text:p text:style-name="P62">You can use NTP and sudoers to automate Puppet code for designing configuration.</text:p>
        </text:list-item>
      </text:list>
      <text:p text:style-name="P16"/>
      <text:h text:style-name="P38" text:outline-level="5"><text:bookmark-start text:name="__RefHeading___Toc1059_4266022507"/>Explain Puppet Enterprise<text:bookmark-start text:name="__DdeLink__208_3514257312932116"/><text:bookmark-start text:name="__DdeLink__199_35142573121632116"/><text:bookmark-end text:name="__RefHeading___Toc1059_4266022507"/></text:h>
      <text:p text:style-name="P22"><text:bookmark-end text:name="__DdeLink__208_3514257312932116"/><text:bookmark-end text:name="__DdeLink__199_35142573121632116"/></text:p>
      <text:p text:style-name="P24">Puppet Enterprise is <text:span text:style-name="T11">scalable</text:span> across various teams, systems, on-premise, or over cloud servers.</text:p>
      <text:p text:style-name="P24"><text:span text:style-name="T31">It is </text:span><text:span text:style-name="T11">implementing compliance policies and security</text:span> along with configuration for on-premise and cloud migrating infrastructure with zero downtime.</text:p>
      <text:p text:style-name="P23"/>
      <text:p text:style-name="P23">It also <text:span text:style-name="T11">generates reports on the status of code that are built</text:span>, and information on who and what changes were made on an infrastructure code, trigger analysis checks on regular intervals on infrastructure to assess any impact before any incidence.</text:p>
      <text:p text:style-name="P16"/>
      <text:h text:style-name="P38" text:outline-level="5"><text:bookmark-start text:name="__RefHeading___Toc1061_4266022507"/>Describe Puppet Remediate<text:bookmark-start text:name="__DdeLink__208_3514257312932117"/><text:bookmark-start text:name="__DdeLink__199_35142573121632117"/><text:bookmark-end text:name="__RefHeading___Toc1061_4266022507"/></text:h>
      <text:p text:style-name="P22"><text:bookmark-end text:name="__DdeLink__208_3514257312932117"/><text:bookmark-end text:name="__DdeLink__199_35142573121632117"/></text:p>
      <text:p text:style-name="P23">It <text:span text:style-name="T11">scans</text:span> the infrastructure and produces data on <text:span text:style-name="T11">vulnerabilities</text:span> in traceable and auditable formats to prioritize their resolutions. It <text:span text:style-name="T11">prioritizes tasks that need immediate resolution.</text:span></text:p>
      <text:p text:style-name="P16"/>
      <text:p text:style-name="P16"/>
      <text:h text:style-name="P38" text:outline-level="5"><text:bookmark-start text:name="__RefHeading___Toc1063_4266022507"/>Explain the working of Puppet Relay.<text:bookmark-start text:name="__DdeLink__208_3514257312932118"/><text:bookmark-start text:name="__DdeLink__199_35142573121632118"/><text:bookmark-end text:name="__RefHeading___Toc1063_4266022507"/></text:h>
      <text:p text:style-name="P22"><text:bookmark-end text:name="__DdeLink__208_3514257312932118"/><text:bookmark-end text:name="__DdeLink__199_35142573121632118"/></text:p>
      <text:p text:style-name="P23">Puppet Relay <text:span text:style-name="T11">monitors your infrastructure</text:span> and runs automation scripts that not only trigger alerts in case of any incidents using APIs, DevOps tools available by connecting on-premise or cloud connected systems but resets instance using default configuration details present in catalogs from the manifest and finally inform the team of the instance.</text:p>
      <text:p text:style-name="P16"/>
      <text:h text:style-name="P38" text:outline-level="5"><text:bookmark-start text:name="__RefHeading___Toc1065_4266022507"/>What is Bolt?<text:bookmark-start text:name="__DdeLink__208_3514257312932119"/><text:bookmark-start text:name="__DdeLink__199_35142573121632119"/><text:bookmark-end text:name="__RefHeading___Toc1065_4266022507"/></text:h>
      <text:p text:style-name="P22"><text:bookmark-end text:name="__DdeLink__208_3514257312932119"/><text:bookmark-end text:name="__DdeLink__199_35142573121632119"/></text:p>
      <text:p text:style-name="P23">Bolt automates coordination, management, and setup of computer systems and related services that were processed manually previously, and maintains the entire infrastructure of an organization.</text:p>
      <text:p text:style-name="P16"><text:soft-page-break/></text:p>
      <text:h text:style-name="P38" text:outline-level="5"><text:bookmark-start text:name="__RefHeading___Toc1067_4266022507"/>Xxx?<text:bookmark-start text:name="__DdeLink__208_35142573129321110"/><text:bookmark-start text:name="__DdeLink__199_351425731216321110"/><text:bookmark-end text:name="__RefHeading___Toc1067_4266022507"/></text:h>
      <text:p text:style-name="P22"><text:bookmark-end text:name="__DdeLink__208_35142573129321110"/><text:bookmark-end text:name="__DdeLink__199_351425731216321110"/></text:p>
      <text:p text:style-name="P23">yyy</text:p>
      <text:p text:style-name="P16"/>
      <text:p text:style-name="P16"/>
      <text:h text:style-name="P38" text:outline-level="5"><text:bookmark-start text:name="__RefHeading___Toc1069_4266022507"/>Xxx?<text:bookmark-start text:name="__DdeLink__208_35142573129321111"/><text:bookmark-start text:name="__DdeLink__199_351425731216321111"/><text:bookmark-end text:name="__RefHeading___Toc1069_4266022507"/></text:h>
      <text:p text:style-name="P22"><text:bookmark-end text:name="__DdeLink__208_35142573129321111"/><text:bookmark-end text:name="__DdeLink__199_351425731216321111"/></text:p>
      <text:p text:style-name="P23">yyy</text:p>
      <text:p text:style-name="P16"/>
      <text:p text:style-name="P16"/>
      <text:h text:style-name="P41" text:outline-level="5"/>
      <text:p text:style-name="P12"><text:bookmark-start text:name="__DdeLink__1305_2271235780"/></text:p>
      <text:p text:style-name="P4"><text:bookmark-end text:name="__DdeLink__1305_2271235780"/></text:p>
      <text:p text:style-name="P2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8"><text:a xlink:type="simple" xlink:href="#__RefHeading__327_1776072604" text:style-name="Index_20_Link" text:visited-style-name="Index_20_Link">1. What is Puppet?<text:tab/>1</text:a></text:p>
          <text:p text:style-name="P28"><text:a xlink:type="simple" xlink:href="#__RefHeading___Toc1275_17125555501" text:style-name="Index_20_Link" text:visited-style-name="Index_20_Link">2. Explain Puppet Enterprise<text:tab/>1</text:a></text:p>
          <text:p text:style-name="P28"><text:a xlink:type="simple" xlink:href="#__RefHeading___Toc1275_171255555021" text:style-name="Index_20_Link" text:visited-style-name="Index_20_Link">3. Explain the working of Puppet<text:tab/>2</text:a></text:p>
          <text:p text:style-name="P28"><text:a xlink:type="simple" xlink:href="#__RefHeading___Toc1047_4266022507" text:style-name="Index_20_Link" text:visited-style-name="Index_20_Link">4. What are Puppet Manifests?<text:tab/>2</text:a></text:p>
          <text:p text:style-name="P28"><text:a xlink:type="simple" xlink:href="#__RefHeading__331_1776072604172" text:style-name="Index_20_Link" text:visited-style-name="Index_20_Link">5. What is a Puppet Manifest?<text:tab/>2</text:a></text:p>
          <text:p text:style-name="P28"><text:a xlink:type="simple" xlink:href="#__RefHeading___Toc1281_1712555550" text:style-name="Index_20_Link" text:visited-style-name="Index_20_Link">6. What is Puppet Module and How it is different from Puppet Manifest?<text:tab/>2</text:a></text:p>
          <text:p text:style-name="P28"><text:a xlink:type="simple" xlink:href="#__RefHeading___Toc1283_1712555550" text:style-name="Index_20_Link" text:visited-style-name="Index_20_Link">7. What is Facter in Puppet?<text:tab/>3</text:a></text:p>
          <text:p text:style-name="P28"><text:a xlink:type="simple" xlink:href="#__RefHeading___Toc1285_1712555550" text:style-name="Index_20_Link" text:visited-style-name="Index_20_Link">8. What is Puppet Catalog?<text:tab/>3</text:a></text:p>
          <text:p text:style-name="P28"><text:a xlink:type="simple" xlink:href="#__RefHeading___Toc1287_1712555550" text:style-name="Index_20_Link" text:visited-style-name="Index_20_Link">9. What size organizations should use Puppet?<text:tab/>3</text:a></text:p>
          <text:p text:style-name="P28"><text:a xlink:type="simple" xlink:href="#__RefHeading___Toc1289_1712555550" text:style-name="Index_20_Link" text:visited-style-name="Index_20_Link">10. Define Classes in Puppet<text:tab/>3</text:a></text:p>
          <text:p text:style-name="P28"><text:a xlink:type="simple" xlink:href="#__RefHeading___Toc1291_1712555550" text:style-name="Index_20_Link" text:visited-style-name="Index_20_Link">11. Describe functionality of MCollective in Puppet<text:tab/>3</text:a></text:p>
          <text:p text:style-name="P28"><text:a xlink:type="simple" xlink:href="#__RefHeading___Toc1293_1712555550" text:style-name="Index_20_Link" text:visited-style-name="Index_20_Link">12. What is special about Puppet’s model-driven design?<text:tab/>4</text:a></text:p>
          <text:p text:style-name="P28"><text:a xlink:type="simple" xlink:href="#__RefHeading___Toc1295_1712555550" text:style-name="Index_20_Link" text:visited-style-name="Index_20_Link">13. Give a few use cases for Puppet<text:tab/>4</text:a></text:p>
          <text:p text:style-name="P28"><text:a xlink:type="simple" xlink:href="#__RefHeading___Toc1297_1712555550" text:style-name="Index_20_Link" text:visited-style-name="Index_20_Link">14. Explain the “etckeeper-commit-post” and “etckeeper-commit-pre” commands<text:tab/>4</text:a></text:p>
          <text:p text:style-name="P28"><text:a xlink:type="simple" xlink:href="#__RefHeading___Toc1299_1712555550" text:style-name="Index_20_Link" text:visited-style-name="Index_20_Link">15. List characters that are allowed in a class name, module name, and identifiers<text:tab/>4</text:a></text:p>
          <text:p text:style-name="P28"><text:a xlink:type="simple" xlink:href="#__RefHeading___Toc1301_1712555550" text:style-name="Index_20_Link" text:visited-style-name="Index_20_Link">16. What to expect if you don’t sign a Contributor License Agreement?<text:tab/>5</text:a></text:p>
          <text:p text:style-name="P28"><text:a xlink:type="simple" xlink:href="#__RefHeading___Toc1303_1712555550" text:style-name="Index_20_Link" text:visited-style-name="Index_20_Link">17. Explain the importance and location of codedir in Puppet<text:tab/>5</text:a></text:p>
          <text:p text:style-name="P28"><text:a xlink:type="simple" xlink:href="#__RefHeading___Toc1305_1712555550" text:style-name="Index_20_Link" text:visited-style-name="Index_20_Link">18. Describe Hiera<text:tab/>5</text:a></text:p>
          <text:p text:style-name="P28"><text:a xlink:type="simple" xlink:href="#__RefHeading___Toc1307_1712555550" text:style-name="Index_20_Link" text:visited-style-name="Index_20_Link">19. Describe Virtual Resources in Puppet<text:tab/>5</text:a></text:p>
          <text:p text:style-name="P28"><text:a xlink:type="simple" xlink:href="#__RefHeading___Toc1309_1712555550" text:style-name="Index_20_Link" text:visited-style-name="Index_20_Link">20. Describe module-path<text:tab/>5</text:a></text:p>
          <text:p text:style-name="P28"><text:a xlink:type="simple" xlink:href="#__RefHeading___Toc1311_1712555550" text:style-name="Index_20_Link" text:visited-style-name="Index_20_Link">21. Give details about base modulepath<text:tab/>6</text:a></text:p>
          <text:p text:style-name="P28"><text:a xlink:type="simple" xlink:href="#__RefHeading___Toc1313_1712555550" text:style-name="Index_20_Link" text:visited-style-name="Index_20_Link">22. Describe about Cache directory in Puppet<text:tab/>6</text:a></text:p>
          <text:p text:style-name="P28"><text:a xlink:type="simple" xlink:href="#__RefHeading___Toc1315_1712555550" text:style-name="Index_20_Link" text:visited-style-name="Index_20_Link">23. Explain about “Environments” in Puppet<text:tab/>6</text:a></text:p>
          <text:p text:style-name="P28"><text:a xlink:type="simple" xlink:href="#__RefHeading___Toc1317_1712555550" text:style-name="Index_20_Link" text:visited-style-name="Index_20_Link">24. Describe Resources in Puppet<text:tab/>6</text:a></text:p>
          <text:p text:style-name="P28"><text:a xlink:type="simple" xlink:href="#__RefHeading___Toc1319_1712555550" text:style-name="Index_20_Link" text:visited-style-name="Index_20_Link">25. Explain Node Definition in Puppet.<text:tab/>7</text:a></text:p>
          <text:p text:style-name="P28"><text:a xlink:type="simple" xlink:href="#__RefHeading___Toc1049_4266022507" text:style-name="Index_20_Link" text:visited-style-name="Index_20_Link">26. Describe functions in Puppet.<text:tab/>7</text:a></text:p>
          <text:p text:style-name="P28"><text:a xlink:type="simple" xlink:href="#__RefHeading___Toc1051_4266022507" text:style-name="Index_20_Link" text:visited-style-name="Index_20_Link">27. Give examples to configure systems using Puppet<text:tab/>7</text:a></text:p>
          <text:p text:style-name="P28"><text:a xlink:type="simple" xlink:href="#__RefHeading___Toc1053_4266022507" text:style-name="Index_20_Link" text:visited-style-name="Index_20_Link">28. Describe main or site manifest in puppet.<text:tab/>7</text:a></text:p>
          <text:p text:style-name="P28"><text:a xlink:type="simple" xlink:href="#__RefHeading___Toc1055_4266022507" text:style-name="Index_20_Link" text:visited-style-name="Index_20_Link">29. What do you mean by puppet apply?<text:tab/>7</text:a></text:p>
          <text:p text:style-name="P28"><text:a xlink:type="simple" xlink:href="#__RefHeading___Toc1057_4266022507" text:style-name="Index_20_Link" text:visited-style-name="Index_20_Link">30. Explain what pre-installation preparations you will require before installing Puppet Open Source.<text:tab/>8</text:a></text:p>
          <text:p text:style-name="P28"><text:a xlink:type="simple" xlink:href="#__RefHeading___Toc1059_4266022507" text:style-name="Index_20_Link" text:visited-style-name="Index_20_Link">31. Explain Puppet Enterprise<text:tab/>8</text:a></text:p>
          <text:p text:style-name="P28"><text:a xlink:type="simple" xlink:href="#__RefHeading___Toc1061_4266022507" text:style-name="Index_20_Link" text:visited-style-name="Index_20_Link">32. Describe Puppet Remediate<text:tab/>8</text:a></text:p>
          <text:p text:style-name="P28"><text:a xlink:type="simple" xlink:href="#__RefHeading___Toc1063_4266022507" text:style-name="Index_20_Link" text:visited-style-name="Index_20_Link">33. Explain the working of Puppet Relay.<text:tab/>8</text:a></text:p>
          <text:p text:style-name="P28"><text:a xlink:type="simple" xlink:href="#__RefHeading___Toc1065_4266022507" text:style-name="Index_20_Link" text:visited-style-name="Index_20_Link">34. What is Bolt?<text:tab/>8</text:a></text:p>
          <text:p text:style-name="P28"><text:a xlink:type="simple" xlink:href="#__RefHeading___Toc1067_4266022507" text:style-name="Index_20_Link" text:visited-style-name="Index_20_Link">35. Xxx?<text:tab/>9</text:a></text:p>
          <text:p text:style-name="P28"><text:a xlink:type="simple" xlink:href="#__RefHeading___Toc1069_4266022507" text:style-name="Index_20_Link" text:visited-style-name="Index_20_Link">36. Xxx?<text:tab/>9</text:a></text:p>
        </text:index-body>
      </text:table-of-conten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273521"/>
    </style:style>
    <style:style style:name="MT2" style:family="text">
      <style:text-properties officeooo:rsid="00a528b1"/>
    </style:style>
    <style:page-layout style:name="Mpm1">
      <style:page-layout-properties fo:page-width="21.001cm" fo:page-height="29.7cm" style:num-format="1" style:print-orientation="portrait" fo:margin-top="1.6cm" fo:margin-bottom="1.6cm" fo:margin-left="2.011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-- </text:span><text:span text:style-name="MT2">Puppet</text:span><text:span text:style-name="MT1"> ---<text:tab/><text:tab/></text:span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do </meta:initial-creator>
    <meta:creation-date>2014-12-07T08:55:23.547408200</meta:creation-date>
    <dc:date>2021-10-28T06:55:22.089951612</dc:date>
    <meta:editing-duration>PT6H24M25S</meta:editing-duration>
    <meta:editing-cycles>135</meta:editing-cycles>
    <meta:generator>LibreOffice/6.4.7.2$Linux_X86_64 LibreOffice_project/40$Build-2</meta:generator>
    <meta:document-statistic meta:table-count="1" meta:image-count="0" meta:object-count="0" meta:page-count="10" meta:paragraph-count="205" meta:word-count="2539" meta:character-count="15973" meta:non-whitespace-character-count="13694"/>
  </office:meta>
</office:document-meta>
</file>